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e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liente N.º</text:p>
          </table:table-cell>
          <table:table-cell table:style-name="ce1" office:value-type="string" calcext:value-type="string">
            <text:p>Piso Pedido</text:p>
          </table:table-cell>
          <table:table-cell table:style-name="ce1" office:value-type="string" calcext:value-type="string">
            <text:p>T.arribo</text:p>
          </table:table-cell>
          <table:table-cell table:style-name="ce1" office:value-type="string" calcext:value-type="string">
            <text:p>T.salida</text:p>
          </table:table-cell>
          <table:table-cell table:style-name="ce1" office:value-type="string" calcext:value-type="string">
            <text:p>T. en el S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BS([.C2]-[.D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69" calcext:value-type="float">
            <text:p>5,69</text:p>
          </table:table-cell>
          <table:table-cell office:value-type="float" office:value="19.69" calcext:value-type="float">
            <text:p>19,69</text:p>
          </table:table-cell>
          <table:table-cell table:formula="of:=ABS([.C3]-[.D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2" calcext:value-type="float">
            <text:p>6,62</text:p>
          </table:table-cell>
          <table:table-cell office:value-type="float" office:value="28" calcext:value-type="float">
            <text:p>28</text:p>
          </table:table-cell>
          <table:table-cell table:formula="of:=ABS([.C4]-[.D4])" office:value-type="float" office:value="21.38" calcext:value-type="float">
            <text:p>21,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32" calcext:value-type="float">
            <text:p>8,32</text:p>
          </table:table-cell>
          <table:table-cell office:value-type="float" office:value="21.69" calcext:value-type="float">
            <text:p>21,69</text:p>
          </table:table-cell>
          <table:table-cell table:formula="of:=ABS([.C5]-[.D5])" office:value-type="float" office:value="13.37" calcext:value-type="float">
            <text:p>13,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14" calcext:value-type="float">
            <text:p>11,14</text:p>
          </table:table-cell>
          <table:table-cell office:value-type="float" office:value="32" calcext:value-type="float">
            <text:p>32</text:p>
          </table:table-cell>
          <table:table-cell table:formula="of:=ABS([.C6]-[.D6])" office:value-type="float" office:value="20.86" calcext:value-type="float">
            <text:p>20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.82" calcext:value-type="float">
            <text:p>21,82</text:p>
          </table:table-cell>
          <table:table-cell office:value-type="float" office:value="23.82" calcext:value-type="float">
            <text:p>23,82</text:p>
          </table:table-cell>
          <table:table-cell table:formula="of:=ABS([.C7]-[.D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.56" calcext:value-type="float">
            <text:p>25,56</text:p>
          </table:table-cell>
          <table:table-cell office:value-type="float" office:value="34" calcext:value-type="float">
            <text:p>34</text:p>
          </table:table-cell>
          <table:table-cell table:formula="of:=ABS([.C8]-[.D8])" office:value-type="float" office:value="8.44" calcext:value-type="float">
            <text:p>8,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.53" calcext:value-type="float">
            <text:p>38,53</text:p>
          </table:table-cell>
          <table:table-cell office:value-type="float" office:value="44.53" calcext:value-type="float">
            <text:p>44,53</text:p>
          </table:table-cell>
          <table:table-cell table:formula="of:=ABS([.C9]-[.D9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6.04" calcext:value-type="float">
            <text:p>46,04</text:p>
          </table:table-cell>
          <table:table-cell office:value-type="float" office:value="54.04" calcext:value-type="float">
            <text:p>54,04</text:p>
          </table:table-cell>
          <table:table-cell table:formula="of:=ABS([.C10]-[.D1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.15" calcext:value-type="float">
            <text:p>48,15</text:p>
          </table:table-cell>
          <table:table-cell office:value-type="float" office:value="56.15" calcext:value-type="float">
            <text:p>56,15</text:p>
          </table:table-cell>
          <table:table-cell table:formula="of:=ABS([.C11]-[.D1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.33" calcext:value-type="float">
            <text:p>60,33</text:p>
          </table:table-cell>
          <table:table-cell office:value-type="float" office:value="66.33" calcext:value-type="float">
            <text:p>66,33</text:p>
          </table:table-cell>
          <table:table-cell table:formula="of:=ABS([.C12]-[.D1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1.6" calcext:value-type="float">
            <text:p>61,6</text:p>
          </table:table-cell>
          <table:table-cell office:value-type="float" office:value="65.6" calcext:value-type="float">
            <text:p>65,6</text:p>
          </table:table-cell>
          <table:table-cell table:formula="of:=ABS([.C13]-[.D13])" office:value-type="float" office:value="3.99999999999999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8.01" calcext:value-type="float">
            <text:p>68,01</text:p>
          </table:table-cell>
          <table:table-cell office:value-type="float" office:value="76.01" calcext:value-type="float">
            <text:p>76,01</text:p>
          </table:table-cell>
          <table:table-cell table:formula="of:=ABS([.C14]-[.D1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8.62" calcext:value-type="float">
            <text:p>68,62</text:p>
          </table:table-cell>
          <table:table-cell office:value-type="float" office:value="70.62" calcext:value-type="float">
            <text:p>70,62</text:p>
          </table:table-cell>
          <table:table-cell table:formula="of:=ABS([.C15]-[.D1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.81" calcext:value-type="float">
            <text:p>80,81</text:p>
          </table:table-cell>
          <table:table-cell office:value-type="float" office:value="82.81" calcext:value-type="float">
            <text:p>82,81</text:p>
          </table:table-cell>
          <table:table-cell table:formula="of:=ABS([.C16]-[.D16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dia</text:p>
          </table:table-cell>
          <table:table-cell table:style-name="ce1" table:formula="of:=AVERAGE([.E2:.E16])" office:value-type="float" office:value="9.47" calcext:value-type="float">
            <text:p>9,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arianza S²</text:p>
          </table:table-cell>
          <table:table-cell table:style-name="ce1" table:formula="of:=VAR([.E2:.E16])" office:value-type="float" office:value="43.5015" calcext:value-type="float">
            <text:p>43,50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vio</text:p>
          </table:table-cell>
          <table:table-cell table:style-name="ce1" table:formula="of:=SQRT([.E20])" office:value-type="float" office:value="6.59556669286271" calcext:value-type="float">
            <text:p>6,5955666929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741258963" calcext:value-type="float">
            <text:p>741258963</text:p>
          </table:table-cell>
          <table:table-cell table:number-columns-repeated="4"/>
        </table:table-row>
      </table:table>
      <table:table table:name="e2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liente N.º</text:p>
          </table:table-cell>
          <table:table-cell table:style-name="ce1" office:value-type="string" calcext:value-type="string">
            <text:p>Piso Pedido</text:p>
          </table:table-cell>
          <table:table-cell office:value-type="string" calcext:value-type="string">
            <text:p>T.arribo</text:p>
          </table:table-cell>
          <table:table-cell office:value-type="string" calcext:value-type="string">
            <text:p>T.salida</text:p>
          </table:table-cell>
          <table:table-cell office:value-type="string" calcext:value-type="string">
            <text:p>T. en el S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BS([.C2]-[.D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69" calcext:value-type="float">
            <text:p>5,69</text:p>
          </table:table-cell>
          <table:table-cell office:value-type="float" office:value="19.69" calcext:value-type="float">
            <text:p>19,69</text:p>
          </table:table-cell>
          <table:table-cell table:formula="of:=ABS([.C3]-[.D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2" calcext:value-type="float">
            <text:p>6,62</text:p>
          </table:table-cell>
          <table:table-cell office:value-type="float" office:value="28" calcext:value-type="float">
            <text:p>28</text:p>
          </table:table-cell>
          <table:table-cell table:formula="of:=ABS([.C4]-[.D4])" office:value-type="float" office:value="21.38" calcext:value-type="float">
            <text:p>21,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32" calcext:value-type="float">
            <text:p>8,32</text:p>
          </table:table-cell>
          <table:table-cell office:value-type="float" office:value="32" calcext:value-type="float">
            <text:p>32</text:p>
          </table:table-cell>
          <table:table-cell table:formula="of:=ABS([.C5]-[.D5])" office:value-type="float" office:value="23.68" calcext:value-type="float">
            <text:p>23,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14" calcext:value-type="float">
            <text:p>11,14</text:p>
          </table:table-cell>
          <table:table-cell office:value-type="float" office:value="40" calcext:value-type="float">
            <text:p>40</text:p>
          </table:table-cell>
          <table:table-cell table:formula="of:=ABS([.C6]-[.D6])" office:value-type="float" office:value="28.86" calcext:value-type="float">
            <text:p>28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.82" calcext:value-type="float">
            <text:p>21,82</text:p>
          </table:table-cell>
          <table:table-cell office:value-type="float" office:value="56.04" calcext:value-type="float">
            <text:p>56,04</text:p>
          </table:table-cell>
          <table:table-cell table:formula="of:=ABS([.C7]-[.D7])" office:value-type="float" office:value="34.22" calcext:value-type="float">
            <text:p>34,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.56" calcext:value-type="float">
            <text:p>25,56</text:p>
          </table:table-cell>
          <table:table-cell office:value-type="float" office:value="33.56" calcext:value-type="float">
            <text:p>33,56</text:p>
          </table:table-cell>
          <table:table-cell table:formula="of:=ABS([.C8]-[.D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.53" calcext:value-type="float">
            <text:p>38,53</text:p>
          </table:table-cell>
          <table:table-cell office:value-type="float" office:value="40.53" calcext:value-type="float">
            <text:p>40,53</text:p>
          </table:table-cell>
          <table:table-cell table:formula="of:=ABS([.C9]-[.D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6.04" calcext:value-type="float">
            <text:p>46,04</text:p>
          </table:table-cell>
          <table:table-cell office:value-type="float" office:value="56.04" calcext:value-type="float">
            <text:p>56,04</text:p>
          </table:table-cell>
          <table:table-cell table:formula="of:=ABS([.C10]-[.D1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.15" calcext:value-type="float">
            <text:p>48,15</text:p>
          </table:table-cell>
          <table:table-cell office:value-type="float" office:value="56.15" calcext:value-type="float">
            <text:p>56,15</text:p>
          </table:table-cell>
          <table:table-cell table:formula="of:=ABS([.C11]-[.D1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.33" calcext:value-type="float">
            <text:p>60,33</text:p>
          </table:table-cell>
          <table:table-cell office:value-type="float" office:value="66.33" calcext:value-type="float">
            <text:p>66,33</text:p>
          </table:table-cell>
          <table:table-cell table:formula="of:=ABS([.C12]-[.D1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1.6" calcext:value-type="float">
            <text:p>61,6</text:p>
          </table:table-cell>
          <table:table-cell office:value-type="float" office:value="65.6" calcext:value-type="float">
            <text:p>65,6</text:p>
          </table:table-cell>
          <table:table-cell table:formula="of:=ABS([.C13]-[.D13])" office:value-type="float" office:value="3.99999999999999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8.01" calcext:value-type="float">
            <text:p>68,01</text:p>
          </table:table-cell>
          <table:table-cell office:value-type="float" office:value="76.01" calcext:value-type="float">
            <text:p>76,01</text:p>
          </table:table-cell>
          <table:table-cell table:formula="of:=ABS([.C14]-[.D1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8.62" calcext:value-type="float">
            <text:p>68,62</text:p>
          </table:table-cell>
          <table:table-cell office:value-type="float" office:value="70.62" calcext:value-type="float">
            <text:p>70,62</text:p>
          </table:table-cell>
          <table:table-cell table:formula="of:=ABS([.C15]-[.D1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.81" calcext:value-type="float">
            <text:p>80,81</text:p>
          </table:table-cell>
          <table:table-cell office:value-type="float" office:value="82.81" calcext:value-type="float">
            <text:p>82,81</text:p>
          </table:table-cell>
          <table:table-cell table:formula="of:=ABS([.C16]-[.D16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dia</text:p>
          </table:table-cell>
          <table:table-cell table:style-name="ce1" table:formula="of:=AVERAGE([.E2:.E16])" office:value-type="float" office:value="12.676" calcext:value-type="float">
            <text:p>12,6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arianza S²</text:p>
          </table:table-cell>
          <table:table-cell table:style-name="ce1" table:formula="of:=VAR([.E2:.E16])" office:value-type="float" office:value="106.252868571429" calcext:value-type="float">
            <text:p>106,25286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vio</text:p>
          </table:table-cell>
          <table:table-cell table:style-name="ce1" table:formula="of:=SQRT([.E20])" office:value-type="float" office:value="10.3079032092579" calcext:value-type="float">
            <text:p>10,3079032093</text:p>
          </table:table-cell>
        </table:table-row>
      </table:table>
      <table:table table:name="e3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liente N.º</text:p>
          </table:table-cell>
          <table:table-cell table:style-name="ce1" office:value-type="string" calcext:value-type="string">
            <text:p>Piso Pedido</text:p>
          </table:table-cell>
          <table:table-cell office:value-type="string" calcext:value-type="string">
            <text:p>T.arribo</text:p>
          </table:table-cell>
          <table:table-cell office:value-type="string" calcext:value-type="string">
            <text:p>T.salida</text:p>
          </table:table-cell>
          <table:table-cell office:value-type="string" calcext:value-type="string">
            <text:p>T. en el S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BS([.C2]-[.D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69" calcext:value-type="float">
            <text:p>5,69</text:p>
          </table:table-cell>
          <table:table-cell office:value-type="float" office:value="22" calcext:value-type="float">
            <text:p>22</text:p>
          </table:table-cell>
          <table:table-cell table:formula="of:=ABS([.C3]-[.D3])" office:value-type="float" office:value="16.31" calcext:value-type="float">
            <text:p>16,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2" calcext:value-type="float">
            <text:p>6,62</text:p>
          </table:table-cell>
          <table:table-cell office:value-type="float" office:value="28" calcext:value-type="float">
            <text:p>28</text:p>
          </table:table-cell>
          <table:table-cell table:formula="of:=ABS([.C4]-[.D4])" office:value-type="float" office:value="21.38" calcext:value-type="float">
            <text:p>21,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32" calcext:value-type="float">
            <text:p>8,32</text:p>
          </table:table-cell>
          <table:table-cell office:value-type="float" office:value="32" calcext:value-type="float">
            <text:p>32</text:p>
          </table:table-cell>
          <table:table-cell table:formula="of:=ABS([.C5]-[.D5])" office:value-type="float" office:value="23.68" calcext:value-type="float">
            <text:p>23,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14" calcext:value-type="float">
            <text:p>11,14</text:p>
          </table:table-cell>
          <table:table-cell office:value-type="float" office:value="15.14" calcext:value-type="float">
            <text:p>15,14</text:p>
          </table:table-cell>
          <table:table-cell table:formula="of:=ABS([.C6]-[.D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.82" calcext:value-type="float">
            <text:p>21,82</text:p>
          </table:table-cell>
          <table:table-cell office:value-type="float" office:value="34" calcext:value-type="float">
            <text:p>34</text:p>
          </table:table-cell>
          <table:table-cell table:formula="of:=ABS([.C7]-[.D7])" office:value-type="float" office:value="12.18" calcext:value-type="float">
            <text:p>12,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.56" calcext:value-type="float">
            <text:p>25,56</text:p>
          </table:table-cell>
          <table:table-cell office:value-type="float" office:value="27.56" calcext:value-type="float">
            <text:p>27,56</text:p>
          </table:table-cell>
          <table:table-cell table:formula="of:=ABS([.C8]-[.D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.53" calcext:value-type="float">
            <text:p>38,53</text:p>
          </table:table-cell>
          <table:table-cell office:value-type="float" office:value="40.53" calcext:value-type="float">
            <text:p>40,53</text:p>
          </table:table-cell>
          <table:table-cell table:formula="of:=ABS([.C9]-[.D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6.04" calcext:value-type="float">
            <text:p>46,04</text:p>
          </table:table-cell>
          <table:table-cell table:formula="of:=ABS([.C10]-[.D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.15" calcext:value-type="float">
            <text:p>48,15</text:p>
          </table:table-cell>
          <table:table-cell office:value-type="float" office:value="56.15" calcext:value-type="float">
            <text:p>56,15</text:p>
          </table:table-cell>
          <table:table-cell table:formula="of:=ABS([.C11]-[.D1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.33" calcext:value-type="float">
            <text:p>60,33</text:p>
          </table:table-cell>
          <table:table-cell office:value-type="float" office:value="66.33" calcext:value-type="float">
            <text:p>66,33</text:p>
          </table:table-cell>
          <table:table-cell table:formula="of:=ABS([.C12]-[.D1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1.6" calcext:value-type="float">
            <text:p>61,6</text:p>
          </table:table-cell>
          <table:table-cell office:value-type="float" office:value="70.33" calcext:value-type="float">
            <text:p>70,33</text:p>
          </table:table-cell>
          <table:table-cell table:formula="of:=ABS([.C13]-[.D13])" office:value-type="float" office:value="8.73" calcext:value-type="float">
            <text:p>8,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8.01" calcext:value-type="float">
            <text:p>68,01</text:p>
          </table:table-cell>
          <table:table-cell office:value-type="float" office:value="82.33" calcext:value-type="float">
            <text:p>82,33</text:p>
          </table:table-cell>
          <table:table-cell table:formula="of:=ABS([.C14]-[.D14])" office:value-type="float" office:value="14.32" calcext:value-type="float">
            <text:p>14,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8.62" calcext:value-type="float">
            <text:p>68,62</text:p>
          </table:table-cell>
          <table:table-cell office:value-type="float" office:value="70.62" calcext:value-type="float">
            <text:p>70,62</text:p>
          </table:table-cell>
          <table:table-cell table:formula="of:=ABS([.C15]-[.D1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.81" calcext:value-type="float">
            <text:p>80,81</text:p>
          </table:table-cell>
          <table:table-cell office:value-type="float" office:value="84.33" calcext:value-type="float">
            <text:p>84,33</text:p>
          </table:table-cell>
          <table:table-cell table:formula="of:=ABS([.C16]-[.D16])" office:value-type="float" office:value="3.52" calcext:value-type="float">
            <text:p>3,5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dia</text:p>
          </table:table-cell>
          <table:table-cell table:style-name="ce1" table:formula="of:=AVERAGE([.E2:.E16])" office:value-type="float" office:value="9.47466666666667" calcext:value-type="float">
            <text:p>9,47466666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arianza S²</text:p>
          </table:table-cell>
          <table:table-cell table:style-name="ce1" table:formula="of:=VAR([.E2:.E16])" office:value-type="float" office:value="59.3815266666667" calcext:value-type="float">
            <text:p>59,38152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vio</text:p>
          </table:table-cell>
          <table:table-cell table:style-name="ce1" table:formula="of:=SQRT([.E20])" office:value-type="float" office:value="7.70594099813038" calcext:value-type="float">
            <text:p>7,7059409981</text:p>
          </table:table-cell>
        </table:table-row>
      </table:table>
      <table:table table:name="comp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liente N.º</text:p>
          </table:table-cell>
          <table:table-cell office:value-type="string" calcext:value-type="string">
            <text:p>T. Medio s/estr 1</text:p>
          </table:table-cell>
          <table:table-cell office:value-type="string" calcext:value-type="string">
            <text:p>T. Medio s/estr 2</text:p>
          </table:table-cell>
          <table:table-cell office:value-type="string" calcext:value-type="string">
            <text:p>T. Medio s/estr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e1.$E2]" office:value-type="float" office:value="18" calcext:value-type="float">
            <text:p>18</text:p>
          </table:table-cell>
          <table:table-cell table:formula="of:=[e2.$E2]" office:value-type="float" office:value="18" calcext:value-type="float">
            <text:p>18</text:p>
          </table:table-cell>
          <table:table-cell table:formula="of:=[e3.$E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e1.$E3]" office:value-type="float" office:value="14" calcext:value-type="float">
            <text:p>14</text:p>
          </table:table-cell>
          <table:table-cell table:formula="of:=[e2.$E3]" office:value-type="float" office:value="14" calcext:value-type="float">
            <text:p>14</text:p>
          </table:table-cell>
          <table:table-cell table:formula="of:=[e3.$E3]" office:value-type="float" office:value="16.31" calcext:value-type="float">
            <text:p>16,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e1.$E4]" office:value-type="float" office:value="21.38" calcext:value-type="float">
            <text:p>21,38</text:p>
          </table:table-cell>
          <table:table-cell table:formula="of:=[e2.$E4]" office:value-type="float" office:value="21.38" calcext:value-type="float">
            <text:p>21,38</text:p>
          </table:table-cell>
          <table:table-cell table:formula="of:=[e3.$E4]" office:value-type="float" office:value="21.38" calcext:value-type="float">
            <text:p>21,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e1.$E5]" office:value-type="float" office:value="13.37" calcext:value-type="float">
            <text:p>13,37</text:p>
          </table:table-cell>
          <table:table-cell table:formula="of:=[e2.$E5]" office:value-type="float" office:value="23.68" calcext:value-type="float">
            <text:p>23,68</text:p>
          </table:table-cell>
          <table:table-cell table:formula="of:=[e3.$E5]" office:value-type="float" office:value="23.68" calcext:value-type="float">
            <text:p>23,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e1.$E6]" office:value-type="float" office:value="20.86" calcext:value-type="float">
            <text:p>20,86</text:p>
          </table:table-cell>
          <table:table-cell table:formula="of:=[e2.$E6]" office:value-type="float" office:value="28.86" calcext:value-type="float">
            <text:p>28,86</text:p>
          </table:table-cell>
          <table:table-cell table:formula="of:=[e3.$E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e1.$E7]" office:value-type="float" office:value="2" calcext:value-type="float">
            <text:p>2</text:p>
          </table:table-cell>
          <table:table-cell table:formula="of:=[e2.$E7]" office:value-type="float" office:value="34.22" calcext:value-type="float">
            <text:p>34,22</text:p>
          </table:table-cell>
          <table:table-cell table:formula="of:=[e3.$E7]" office:value-type="float" office:value="12.18" calcext:value-type="float">
            <text:p>12,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e1.$E8]" office:value-type="float" office:value="8.44" calcext:value-type="float">
            <text:p>8,44</text:p>
          </table:table-cell>
          <table:table-cell table:formula="of:=[e2.$E8]" office:value-type="float" office:value="8" calcext:value-type="float">
            <text:p>8</text:p>
          </table:table-cell>
          <table:table-cell table:formula="of:=[e3.$E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e1.$E9]" office:value-type="float" office:value="6" calcext:value-type="float">
            <text:p>6</text:p>
          </table:table-cell>
          <table:table-cell table:formula="of:=[e2.$E9]" office:value-type="float" office:value="2" calcext:value-type="float">
            <text:p>2</text:p>
          </table:table-cell>
          <table:table-cell table:formula="of:=[e3.$E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e1.$E10]" office:value-type="float" office:value="8" calcext:value-type="float">
            <text:p>8</text:p>
          </table:table-cell>
          <table:table-cell table:formula="of:=[e2.$E10]" office:value-type="float" office:value="10" calcext:value-type="float">
            <text:p>10</text:p>
          </table:table-cell>
          <table:table-cell table:formula="of:=[e3.$E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e1.$E11]" office:value-type="float" office:value="8" calcext:value-type="float">
            <text:p>8</text:p>
          </table:table-cell>
          <table:table-cell table:formula="of:=[e2.$E11]" office:value-type="float" office:value="8" calcext:value-type="float">
            <text:p>8</text:p>
          </table:table-cell>
          <table:table-cell table:formula="of:=[e3.$E1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e1.$E12]" office:value-type="float" office:value="6" calcext:value-type="float">
            <text:p>6</text:p>
          </table:table-cell>
          <table:table-cell table:formula="of:=[e2.$E12]" office:value-type="float" office:value="6" calcext:value-type="float">
            <text:p>6</text:p>
          </table:table-cell>
          <table:table-cell table:formula="of:=[e3.$E1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e1.$E13]" office:value-type="float" office:value="3.99999999999999" calcext:value-type="float">
            <text:p>4</text:p>
          </table:table-cell>
          <table:table-cell table:formula="of:=[e2.$E13]" office:value-type="float" office:value="3.99999999999999" calcext:value-type="float">
            <text:p>4</text:p>
          </table:table-cell>
          <table:table-cell table:formula="of:=[e3.$E13]" office:value-type="float" office:value="8.73" calcext:value-type="float">
            <text:p>8,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e1.$E14]" office:value-type="float" office:value="8" calcext:value-type="float">
            <text:p>8</text:p>
          </table:table-cell>
          <table:table-cell table:formula="of:=[e2.$E14]" office:value-type="float" office:value="8" calcext:value-type="float">
            <text:p>8</text:p>
          </table:table-cell>
          <table:table-cell table:formula="of:=[e3.$E14]" office:value-type="float" office:value="14.32" calcext:value-type="float">
            <text:p>14,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e1.$E15]" office:value-type="float" office:value="2" calcext:value-type="float">
            <text:p>2</text:p>
          </table:table-cell>
          <table:table-cell table:formula="of:=[e2.$E15]" office:value-type="float" office:value="2" calcext:value-type="float">
            <text:p>2</text:p>
          </table:table-cell>
          <table:table-cell table:formula="of:=[e3.$E1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e1.$E16]" office:value-type="float" office:value="2" calcext:value-type="float">
            <text:p>2</text:p>
          </table:table-cell>
          <table:table-cell table:formula="of:=[e2.$E16]" office:value-type="float" office:value="2" calcext:value-type="float">
            <text:p>2</text:p>
          </table:table-cell>
          <table:table-cell table:formula="of:=[e3.$E16]" office:value-type="float" office:value="3.52" calcext:value-type="float">
            <text:p>3,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5:00:53.9822970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23:50:42.984092645</meta:creation-date>
    <dc:date>2016-12-19T16:14:42.076463409</dc:date>
    <meta:editing-duration>PT3H55M53S</meta:editing-duration>
    <meta:editing-cycles>5</meta:editing-cycles>
    <meta:generator>LibreOffice/5.0.6.2$Linux_X86_64 LibreOffice_project/00m0$Build-2</meta:generator>
    <dc:creator>Nacho </dc:creator>
    <meta:document-statistic meta:table-count="4" meta:cell-count="323" meta:object-count="0"/>
  </office:meta>
</office:document-meta>
</file>